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-20000" calcext:value-type="float">
            <text:p>-20000</text:p>
          </table:table-cell>
          <table:table-cell/>
          <table:table-cell office:value-type="string" calcext:value-type="string">
            <text:p>CF0 = -2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CF1/(1+r) =5000/(1+r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3" calcext:value-type="float">
            <text:p>2023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F2/(1+r)² = 8000/(1+r)²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CF3/(1+r)³ = 6000/(1+r)³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CF4/(1+r)⁴ = 3000/(1+r)⁴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N = C*(i/r -1)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 table:formula="of:=0.25*0.8"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  <table:table-cell table:formula="of:=0.8*0.75" office:value-type="float" office:value="0.6" calcext:value-type="float">
            <text:p>0,6</text:p>
          </table:table-cell>
        </table:table-row>
        <table:table-row table:style-name="ro1">
          <table:table-cell table:number-columns-repeated="6"/>
          <table:table-cell table:formula="of:=140*0.3" office:value-type="float" office:value="42" calcext:value-type="float">
            <text:p>4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=</text:p>
          </table:table-cell>
          <table:table-cell table:formula="of:=1/(1+0.4-0.8+0.8*0.25)" office:value-type="float" office:value="1.25" calcext:value-type="float">
            <text:p>1,25</text:p>
          </table:table-cell>
          <table:table-cell/>
          <table:table-cell office:value-type="string" calcext:value-type="string">
            <text:p>Multiplicateu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*</text:p>
          </table:table-cell>
          <table:table-cell table:formula="of:=(100+300+400+200) / (1+0.4 - 0.8 + 0.8*0.25)" office:value-type="float" office:value="1250" calcext:value-type="float">
            <text:p>1250</text:p>
          </table:table-cell>
          <table:table-cell/>
          <table:table-cell office:value-type="string" calcext:value-type="string">
            <text:p>Revenu a l’équilibr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formula="of:=[.D31]*0.25" office:value-type="float" office:value="312.5" calcext:value-type="float">
            <text:p>312,5</text:p>
          </table:table-cell>
          <table:table-cell/>
          <table:table-cell office:value-type="string" calcext:value-type="string">
            <text:p>Impôt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Y<text:span text:style-name="T1">d</text:span></text:p>
          </table:table-cell>
          <table:table-cell table:formula="of:=[.D31]-[.D33]" office:value-type="float" office:value="937.5" calcext:value-type="float">
            <text:p>937,5</text:p>
          </table:table-cell>
          <table:table-cell/>
          <table:table-cell office:value-type="string" calcext:value-type="string">
            <text:p>Revenu disponibl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100+0.8*[.D35]" office:value-type="float" office:value="850" calcext:value-type="float">
            <text:p>850</text:p>
          </table:table-cell>
          <table:table-cell/>
          <table:table-cell office:value-type="string" calcext:value-type="string">
            <text:p>Consommatio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[.D35]-[.D37]" office:value-type="float" office:value="87.5" calcext:value-type="float">
            <text:p>87,5</text:p>
          </table:table-cell>
          <table:table-cell/>
          <table:table-cell office:value-type="string" calcext:value-type="string">
            <text:p>Epargne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EY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0:21:26.965609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3:08.562107512</meta:creation-date>
    <dc:date>2021-10-11T11:38:50.034860936</dc:date>
    <meta:editing-duration>PT53M19S</meta:editing-duration>
    <meta:editing-cycles>4</meta:editing-cycles>
    <meta:generator>LibreOffice/6.4.7.2$Linux_X86_64 LibreOffice_project/40$Build-2</meta:generator>
    <meta:document-statistic meta:table-count="2" meta:cell-count="38" meta:object-count="0"/>
  </office:meta>
</office:document-meta>
</file>